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>
      <style:text-properties fo:background-color="#fff200"/>
    </style:style>
    <style:style style:name="P4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fo:font-weight="bold" fo:background-color="#fff200" loext:char-shading-value="0" style:font-name-asian="Arial1" style:font-weight-asian="bold" style:font-name-complex="Arial1"/>
    </style:style>
    <style:style style:name="T4" style:family="text">
      <style:text-properties style:font-name="Arial" style:font-name-asian="Arial1" style:font-name-complex="Arial1"/>
    </style:style>
    <style:style style:name="T5" style:family="text">
      <style:text-properties style:font-name="Arial" fo:background-color="#fff200" loext:char-shading-value="0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<text:span text:style-name="T1">Core Java: Part </text:span><text:span text:style-name="T2">4</text:span></text:p>
      <text:p text:style-name="Standard"><text:span text:style-name="T4">1. </text:span><text:span text:style-name="T2">What is the output of the below code:</text:span></text:p>
      <text:p text:style-name="Standard"><text:span text:style-name="T2">interface A{</text:span></text:p>
      <text:p text:style-name="Standard"><text:span text:style-name="T2">void method();</text:span></text:p>
      <text:p text:style-name="Standard"><text:span text:style-name="T2">}</text:span></text:p>
      <text:p text:style-name="Standard"><text:span text:style-name="T2">class Test{</text:span></text:p>
      <text:p text:style-name="Standard"><text:span text:style-name="T2">public void method(){</text:span></text:p>
      <text:p text:style-name="Standard"><text:span text:style-name="T2">System.out.println("call from a method");</text:span></text:p>
      <text:p text:style-name="Standard"><text:span text:style-name="T2">}</text:span></text:p>
      <text:p text:style-name="Standard"><text:span text:style-name="T2">public static void main(String[] args) {</text:span></text:p>
      <text:p text:style-name="Standard"><text:span text:style-name="T2">A a =(A) new Test();</text:span></text:p>
      <text:p text:style-name="Standard"><text:span text:style-name="T2">a.method(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4">A) call from a method</text:span></text:p>
      <text:p text:style-name="Standard"><text:span text:style-name="T4">B) No ouput at console</text:span></text:p>
      <text:p text:style-name="Standard"><text:span text:style-name="T4">C) Compilation fails</text:span></text:p>
      <text:p text:style-name="P3"><text:span text:style-name="T4">D) Exception is thrown at Runtime</text:span></text:p>
      <text:p text:style-name="P1"/>
      <text:p text:style-name="P1"/>
      <text:p text:style-name="Standard"><text:span text:style-name="T4">2. </text:span><text:span text:style-name="T2">Which of the following lines will allow the code to execute the program?</text:span></text:p>
      <text:p text:style-name="Standard"><text:span text:style-name="T2">abstract class MyClass{</text:span></text:p>
      <text:p text:style-name="Standard"><text:span text:style-name="T2">abstract int m();</text:span></text:p>
      <text:p text:style-name="Standard"><text:span text:style-name="T2">}</text:span></text:p>
      <text:p text:style-name="Standard"><text:span text:style-name="T2">interface MyInterface{</text:span></text:p>
      <text:p text:style-name="Standard"><text:span text:style-name="T2">public int m();</text:span></text:p>
      <text:p text:style-name="Standard"><text:span text:style-name="T2">}</text:span></text:p>
      <text:p text:style-name="Standard"><text:span text:style-name="T2">public class Test extends MyClass implements MyInterface{</text:span></text:p>
      <text:p text:style-name="Standard"><text:span text:style-name="T2">//code to execute</text:span></text:p>
      <text:p text:style-name="Standard"><text:span text:style-name="T2">}</text:span></text:p>
      <text:p text:style-name="Standard"><text:span text:style-name="T4">A) int m(){}</text:span></text:p>
      <text:p text:style-name="Standard"><text:span text:style-name="T4">int m(){}</text:span></text:p>
      <text:p text:style-name="Standard"><text:soft-page-break/><text:span text:style-name="T4">B) int m(){}</text:span></text:p>
      <text:p text:style-name="Standard"><text:span text:style-name="T4">int MyInterface.m(){}</text:span></text:p>
      <text:p text:style-name="Standard"><text:span text:style-name="T4">C) int m(){}</text:span></text:p>
      <text:p text:style-name="Standard"><text:span text:style-name="T4">D) None of the above</text:span></text:p>
      <text:p text:style-name="P1"/>
      <text:p text:style-name="P1"/>
      <text:p text:style-name="Standard"><text:span text:style-name="T2">3. What is the output for the below code ?</text:span></text:p>
      <text:p text:style-name="Standard"><text:span text:style-name="T2">public interface TestInf {</text:span></text:p>
      <text:p text:style-name="Standard"><text:span text:style-name="T2">int i =10;</text:span></text:p>
      <text:p text:style-name="Standard"><text:span text:style-name="T2">}public class Test {</text:span></text:p>
      <text:p text:style-name="Standard"><text:span text:style-name="T2">public static void main(String... args) {</text:span></text:p>
      <text:p text:style-name="Standard"><text:span text:style-name="T2">TestInf.i=12;</text:span></text:p>
      <text:p text:style-name="Standard"><text:span text:style-name="T2">System.out.println(TestInf.i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4">A) 10</text:span></text:p>
      <text:p text:style-name="Standard"><text:span text:style-name="T4">B) 12</text:span></text:p>
      <text:p text:style-name="Standard"><text:span text:style-name="T4">C) compile time error</text:span></text:p>
      <text:p text:style-name="P3"><text:span text:style-name="T4">D) run time error</text:span></text:p>
      <text:p text:style-name="P1"/>
      <text:p text:style-name="P1"/>
      <text:p text:style-name="Standard"><text:span text:style-name="T2">4. Which Man class properly represents the relationship "Man has a best friend who is a Dog"?</text:span></text:p>
      <text:p text:style-name="Standard"><text:span text:style-name="T4">A) class Man extends Dog { }</text:span></text:p>
      <text:p text:style-name="Standard"><text:span text:style-name="T4">B) class Man implements Dog { }</text:span></text:p>
      <text:p text:style-name="Standard"><text:span text:style-name="T4">C) class Man { private BestFriend dog; }</text:span></text:p>
      <text:p text:style-name="P3"><text:span text:style-name="T4">D) class Man { private Dog bestFriend; }</text:span></text:p>
      <text:p text:style-name="Standard"><text:span text:style-name="T4">E) class Man { private Dog&lt;bestFriend&gt;; }</text:span></text:p>
      <text:p text:style-name="P1"/>
      <text:p text:style-name="P1"/>
      <text:p text:style-name="Standard"><text:span text:style-name="T2">5</text:span><text:span text:style-name="T4">. </text:span><text:span text:style-name="T2">Which three are true? (Choose three.)</text:span></text:p>
      <text:p text:style-name="Standard"><text:span text:style-name="T2">10. interface Jumper { public void jump(); } ...</text:span></text:p>
      <text:p text:style-name="Standard"><text:span text:style-name="T2">20. class Animal {} ...</text:span></text:p>
      <text:p text:style-name="Standard"><text:soft-page-break/><text:span text:style-name="T2">30. class Dog extends Animal {</text:span></text:p>
      <text:p text:style-name="Standard"><text:span text:style-name="T2">31. Tail tail; 32. } ...</text:span></text:p>
      <text:p text:style-name="Standard"><text:span text:style-name="T2">40. class Beagle extends Dog implements Jumper{</text:span></text:p>
      <text:p text:style-name="Standard"><text:span text:style-name="T2">41. public void jump() {}</text:span></text:p>
      <text:p text:style-name="Standard"><text:span text:style-name="T2">42. } ...</text:span></text:p>
      <text:p text:style-name="Standard"><text:span text:style-name="T2">50. class Cat implements Jumper{</text:span></text:p>
      <text:p text:style-name="Standard"><text:span text:style-name="T2">51. public void jump() {}</text:span></text:p>
      <text:p text:style-name="Standard"><text:span text:style-name="T2">52. }</text:span></text:p>
      <text:p text:style-name="Standard"><text:span text:style-name="T2">A. Cat is-a Animal</text:span></text:p>
      <text:p text:style-name="Standard"><text:span text:style-name="T2">B. Cat is-a Jumper</text:span></text:p>
      <text:p text:style-name="Standard"><text:span text:style-name="T2">C. Dog is-a Animal</text:span></text:p>
      <text:p text:style-name="Standard"><text:span text:style-name="T2">D. Dog is-a Jumper</text:span></text:p>
      <text:p text:style-name="Standard"><text:span text:style-name="T2">E. Cat has-a Animal</text:span></text:p>
      <text:p text:style-name="Standard"><text:span text:style-name="T2">F. Beagle has-a Tail</text:span></text:p>
      <text:p text:style-name="Standard"><text:span text:style-name="T2">G. Beagle has-a Jumper</text:span></text:p>
      <text:p text:style-name="P2"/>
      <text:p text:style-name="Standard"><text:span text:style-name="T4">A) A,B,D</text:span></text:p>
      <text:p text:style-name="Standard"><text:span text:style-name="T4">B) AF,G</text:span></text:p>
      <text:p text:style-name="Standard"><text:span text:style-name="T4">C) B,F,G</text:span></text:p>
      <text:p text:style-name="Standard"><text:span text:style-name="T4">D) B,C,F</text:span></text:p>
      <text:p text:style-name="Standard"><text:span text:style-name="T4">E) E,F,G</text:span></text:p>
      <text:p text:style-name="P1"/>
      <text:p text:style-name="Standard"><text:span text:style-name="T2">6.What will be the output</text:span></text:p>
      <text:p text:style-name="Standard"><text:span text:style-name="T2">public void divide(int a, int )</text:span></text:p>
      <text:p text:style-name="Standard"><text:span text:style-name="T2">{</text:span></text:p>
      <text:p text:style-name="Standard"><text:span text:style-name="T2">Try{</text:span></text:p>
      <text:p text:style-name="Standard"><text:span text:style-name="T2">Int c = a/b;</text:span></text:p>
      <text:p text:style-name="Standard"><text:span text:style-name="T2">}</text:span></text:p>
      <text:p text:style-name="Standard"><text:span text:style-name="T2">Catch(Exception e)</text:span></text:p>
      <text:p text:style-name="Standard"><text:span text:style-name="T2">{</text:span></text:p>
      <text:p text:style-name="Standard"><text:span text:style-name="T2">SOP(Exception);</text:span></text:p>
      <text:p text:style-name="Standard"><text:span text:style-name="T2">}</text:span></text:p>
      <text:p text:style-name="Standard"><text:soft-page-break/><text:span text:style-name="T2">Finally{</text:span></text:p>
      <text:p text:style-name="Standard"><text:span text:style-name="T2">SOP(“finally”)</text:span></text:p>
      <text:p text:style-name="Standard"><text:span text:style-name="T2">}</text:span></text:p>
      <text:p text:style-name="Standard"><text:span text:style-name="T2">}</text:span></text:p>
      <text:p text:style-name="P3"><text:span text:style-name="T4">a)error</text:span></text:p>
      <text:p text:style-name="Standard"><text:span text:style-name="T4">b)compile successfully</text:span></text:p>
      <text:p text:style-name="Standard"><text:span text:style-name="T4">c)compile time error with finally will work.</text:span></text:p>
      <text:p text:style-name="P1"/>
      <text:p text:style-name="P1"/>
      <text:p text:style-name="Standard"><text:span text:style-name="T2">7. Determine the output</text:span></text:p>
      <text:p text:style-name="Standard"><text:span text:style-name="T2">Class exception_Handling{</text:span></text:p>
      <text:p text:style-name="Standard"><text:span text:style-name="T2">Public static void main(String args[]){</text:span></text:p>
      <text:p text:style-name="Standard"><text:span text:style-name="T2">Try{</text:span></text:p>
      <text:p text:style-name="Standard"><text:span text:style-name="T2">SOP(“Hello”+” ”+1/0);</text:span></text:p>
      <text:p text:style-name="Standard"><text:span text:style-name="T2">}</text:span></text:p>
      <text:p text:style-name="Standard"><text:span text:style-name="T2">Catch(ArithmeticException e)</text:span></text:p>
      <text:p text:style-name="Standard"><text:span text:style-name="T2">{</text:span></text:p>
      <text:p text:style-name="Standard"><text:span text:style-name="T2">SOP(“World”);</text:span></text:p>
      <text:p text:style-name="Standard"><text:span text:style-name="T2">}</text:span></text:p>
      <text:p text:style-name="Standard"><text:span text:style-name="T2">}}</text:span></text:p>
      <text:p text:style-name="P3"><text:span text:style-name="T4">a) World</text:span></text:p>
      <text:p text:style-name="Standard"><text:span text:style-name="T4">b)Hello World</text:span></text:p>
      <text:p text:style-name="Standard"><text:span text:style-name="T4">c)Hello</text:span></text:p>
      <text:p text:style-name="Standard"><text:span text:style-name="T4">d)none of the above</text:span></text:p>
      <text:p text:style-name="P1"/>
      <text:p text:style-name="P1"/>
      <text:p text:style-name="Standard"><text:span text:style-name="T2">8. class exception_handling {</text:span></text:p>
      <text:p text:style-name="Standard"><text:span text:style-name="T2">public static void main(String args[]) {</text:span></text:p>
      <text:p text:style-name="Standard"><text:span text:style-name="T2">try {</text:span></text:p>
      <text:p text:style-name="Standard"><text:span text:style-name="T2">int a, b;</text:span></text:p>
      <text:p text:style-name="Standard"><text:span text:style-name="T2">b = 0;</text:span></text:p>
      <text:p text:style-name="Standard"><text:span text:style-name="T2">a = 5 / b;</text:span></text:p>
      <text:p text:style-name="Standard"><text:soft-page-break/><text:span text:style-name="T2">System.out.print("A");</text:span></text:p>
      <text:p text:style-name="Standard"><text:span text:style-name="T2">}</text:span></text:p>
      <text:p text:style-name="Standard"><text:span text:style-name="T2">catch(ArithmeticException e) {</text:span></text:p>
      <text:p text:style-name="Standard"><text:span text:style-name="T2">System.out.print("B"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4">a) A</text:span></text:p>
      <text:p text:style-name="P3"><text:span text:style-name="T4">b) B</text:span></text:p>
      <text:p text:style-name="Standard"><text:span text:style-name="T4">c) Compilation Errord) Runtime Error</text:span></text:p>
      <text:p text:style-name="P1"/>
      <text:p text:style-name="P1"/>
      <text:p text:style-name="Standard"><text:span text:style-name="T2">9. Which of these handles the exception when no catch is used?</text:span></text:p>
      <text:p text:style-name="Standard"><text:span text:style-name="T2">a. Default handler</text:span></text:p>
      <text:p text:style-name="Standard"><text:span text:style-name="T2">b. Finally</text:span></text:p>
      <text:p text:style-name="Standard"><text:span text:style-name="T2">c. </text:span><text:span text:style-name="T3">Throw handler</text:span></text:p>
      <text:p text:style-name="Standard"><text:span text:style-name="T2">d. Java run time system</text:span></text:p>
      <text:p text:style-name="Standard"><text:span text:style-name="T2">5. class exception_handling {</text:span></text:p>
      <text:p text:style-name="Standard"><text:span text:style-name="T2">public static void main(String args[]) {</text:span></text:p>
      <text:p text:style-name="Standard"><text:span text:style-name="T2">try {</text:span></text:p>
      <text:p text:style-name="Standard"><text:span text:style-name="T2">int a, b;</text:span></text:p>
      <text:p text:style-name="Standard"><text:span text:style-name="T2">b = 0;</text:span></text:p>
      <text:p text:style-name="Standard"><text:span text:style-name="T2">a = 5 / b;</text:span></text:p>
      <text:p text:style-name="Standard"><text:span text:style-name="T2">System.out.print("A");</text:span></text:p>
      <text:p text:style-name="Standard"><text:span text:style-name="T2">}</text:span></text:p>
      <text:p text:style-name="Standard"><text:span text:style-name="T2">catch(ArithmeticException e) {</text:span></text:p>
      <text:p text:style-name="Standard"><text:span text:style-name="T2">System.out.print("B");</text:span></text:p>
      <text:p text:style-name="Standard"><text:span text:style-name="T2">}</text:span></text:p>
      <text:p text:style-name="Standard"><text:span text:style-name="T2">finally {</text:span></text:p>
      <text:p text:style-name="Standard"><text:span text:style-name="T2">System.out.print("C");</text:span></text:p>
      <text:p text:style-name="Standard"><text:span text:style-name="T2">}</text:span></text:p>
      <text:p text:style-name="Standard"><text:span text:style-name="T2">}</text:span></text:p>
      <text:p text:style-name="Standard"><text:soft-page-break/><text:span text:style-name="T2">}</text:span></text:p>
      <text:p text:style-name="Standard"><text:span text:style-name="T4">a) A</text:span></text:p>
      <text:p text:style-name="Standard"><text:span text:style-name="T4">b) B</text:span></text:p>
      <text:p text:style-name="Standard"><text:span text:style-name="T4">c) AC</text:span></text:p>
      <text:p text:style-name="P3"><text:span text:style-name="T4">d) BC</text:span></text:p>
      <text:p text:style-name="P1"/>
      <text:p text:style-name="P1"/>
      <text:p text:style-name="Standard"><text:span text:style-name="T2">10. Determine the output</text:span></text:p>
      <text:p text:style-name="Standard"><text:span text:style-name="T2">class exception_handling {</text:span></text:p>
      <text:p text:style-name="Standard"><text:span text:style-name="T2">public static void main(String args[]) {</text:span></text:p>
      <text:p text:style-name="Standard"><text:span text:style-name="T2">try {</text:span></text:p>
      <text:p text:style-name="Standard"><text:span text:style-name="T2">int a = args.length;</text:span></text:p>
      <text:p text:style-name="Standard"><text:span text:style-name="T2">int b = 10 / a;</text:span></text:p>
      <text:p text:style-name="Standard"><text:span text:style-name="T2">System.out.print(a);</text:span></text:p>
      <text:p text:style-name="Standard"><text:span text:style-name="T2">try {</text:span></text:p>
      <text:p text:style-name="Standard"><text:span text:style-name="T2">if (a == 1)</text:span></text:p>
      <text:p text:style-name="Standard"><text:span text:style-name="T2">a = a / a - a;</text:span></text:p>
      <text:p text:style-name="Standard"><text:span text:style-name="T2">if (a == 2) {</text:span></text:p>
      <text:p text:style-name="Standard"><text:span text:style-name="T2">int c = {1};</text:span></text:p>
      <text:p text:style-name="Standard"><text:span text:style-name="T2">c[8] = 9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2">catch (ArrayIndexOutOfBoundException e) {System.out.println("TypeA");</text:span></text:p>
      <text:p text:style-name="Standard"><text:span text:style-name="T2">}</text:span></text:p>
      <text:p text:style-name="Standard"><text:span text:style-name="T2">catch (ArithmeticException e) {</text:span></text:p>
      <text:p text:style-name="Standard"><text:span text:style-name="T2">System.out.println("TypeB");</text:span></text:p>
      <text:p text:style-name="Standard"><text:span text:style-name="T2">}}}}</text:span></text:p>
      <text:p text:style-name="Standard"><text:span text:style-name="T4">a) TypeA</text:span></text:p>
      <text:p text:style-name="Standard"><text:span text:style-name="T4">b) </text:span><text:span text:style-name="T5">TypeB</text:span></text:p>
      <text:p text:style-name="Standard"><text:span text:style-name="T4">c) 0TypeA</text:span></text:p>
      <text:p text:style-name="P1"/>
      <text:p text:style-name="P1"/>
      <text:p text:style-name="Standard"><text:soft-page-break/><text:span text:style-name="T2">11. What is the output of the below code:</text:span></text:p>
      <text:p text:style-name="Standard"><text:span text:style-name="T2">public class Test {</text:span></text:p>
      <text:p text:style-name="Standard"><text:span text:style-name="T2">public static void main(String[] args) {</text:span></text:p>
      <text:p text:style-name="Standard"><text:span text:style-name="T2">double x = 0, y = 5.4324;</text:span></text:p>
      <text:p text:style-name="Standard"><text:span text:style-name="T2">try {</text:span></text:p>
      <text:p text:style-name="Standard"><text:span text:style-name="T2">System.out.println( (y/x) );</text:span></text:p>
      <text:p text:style-name="Standard"><text:span text:style-name="T2">}</text:span></text:p>
      <text:p text:style-name="Standard"><text:span text:style-name="T2">catch (Exception e) {</text:span></text:p>
      <text:p text:style-name="Standard"><text:span text:style-name="T2">System.out.println("Exception");</text:span></text:p>
      <text:p text:style-name="Standard"><text:span text:style-name="T2">}</text:span></text:p>
      <text:p text:style-name="Standard"><text:span text:style-name="T2">catch (Throwable t) {</text:span></text:p>
      <text:p text:style-name="Standard"><text:span text:style-name="T2">System.out.println("Error");</text:span></text:p>
      <text:p text:style-name="Standard"><text:span text:style-name="T2">} } }</text:span></text:p>
      <text:p text:style-name="Standard"><text:span text:style-name="T4">A) Exception</text:span></text:p>
      <text:p text:style-name="Standard"><text:span text:style-name="T4">B) Error</text:span></text:p>
      <text:p text:style-name="P3"><text:span text:style-name="T4">C) Infinity</text:span></text:p>
      <text:p text:style-name="Standard"><text:span text:style-name="T4">D) Exception Error</text:span></text:p>
      <text:p text:style-name="P1"/>
      <text:p text:style-name="P1"/>
      <text:p text:style-name="Standard"><text:span text:style-name="T2">12. Pick runtime exception?....</text:span></text:p>
      <text:p text:style-name="Standard"><text:span text:style-name="T2">A. ClassCastException</text:span></text:p>
      <text:p text:style-name="Standard"><text:span text:style-name="T2">B. FileNotFoundException</text:span></text:p>
      <text:p text:style-name="Standard"><text:span text:style-name="T2">C. NullPointerException</text:span></text:p>
      <text:p text:style-name="Standard"><text:span text:style-name="T2">D. SecurityException</text:span></text:p>
      <text:p text:style-name="Standard"><text:span text:style-name="T2">E. Above all</text:span></text:p>
      <text:p text:style-name="P3"><text:span text:style-name="T4">A) A,B,C</text:span></text:p>
      <text:p text:style-name="Standard"><text:span text:style-name="T4">B) C,D,E</text:span></text:p>
      <text:p text:style-name="Standard"><text:span text:style-name="T4">C) A,D,E</text:span></text:p>
      <text:p text:style-name="Standard"><text:span text:style-name="T4">D) A,C,D</text:span></text:p>
      <text:p text:style-name="Standard"><text:span text:style-name="T4">E) E</text:span></text:p>
      <text:p text:style-name="P1"/>
      <text:p text:style-name="P1"/>
      <text:p text:style-name="Standard"><text:soft-page-break/><text:span text:style-name="T2">13. Determine the output</text:span></text:p>
      <text:p text:style-name="Standard"><text:span text:style-name="T2">public class Test {</text:span></text:p>
      <text:p text:style-name="Standard"><text:span text:style-name="T2">public static void main(String[] args) {</text:span></text:p>
      <text:p text:style-name="Standard"><text:span text:style-name="T2">try{</text:span></text:p>
      <text:p text:style-name="Standard"><text:span text:style-name="T2">System.out.println("String "+1/0);</text:span></text:p>
      <text:p text:style-name="Standard"><text:span text:style-name="T2">}catch(ArithmeticException ae){</text:span></text:p>
      <text:p text:style-name="Standard"><text:span text:style-name="T2">System.out.println("Catch block");</text:span></text:p>
      <text:p text:style-name="Standard"><text:span text:style-name="T2">}}</text:span></text:p>
      <text:p text:style-name="Standard"><text:span text:style-name="T2">}</text:span></text:p>
      <text:p text:style-name="Standard"><text:span text:style-name="T2">What is the output of the program?</text:span></text:p>
      <text:p text:style-name="Standard"><text:span text:style-name="T4">A) String Infinity Catch block</text:span></text:p>
      <text:p text:style-name="Standard"><text:span text:style-name="T4">B) String Catch block</text:span></text:p>
      <text:p text:style-name="P3"><text:span text:style-name="T4">C) Catch block</text:span></text:p>
      <text:p text:style-name="Standard"><text:span text:style-name="T4">D) Infinity</text:span></text:p>
      <text:p text:style-name="P1"/>
      <text:p text:style-name="P1"/>
      <text:p text:style-name="Standard"><text:span text:style-name="T2">14. In multiple catch clause which of the following statements are valid?</text:span></text:p>
      <text:p text:style-name="P3"><text:span text:style-name="T4">A) Super class block will execute first</text:span></text:p>
      <text:p text:style-name="Standard"><text:span text:style-name="T4">B) Sub class catch block will execute first</text:span></text:p>
      <text:p text:style-name="Standard"><text:span text:style-name="T4">C) Super class catch block will never execute</text:span></text:p>
      <text:p text:style-name="Standard"><text:span text:style-name="T4">D) Sub class catch block will never execute</text:span></text:p>
      <text:p text:style-name="P1"/>
      <text:p text:style-name="P1"/>
      <text:p text:style-name="Standard"><text:span text:style-name="T2">15. class SuperClass {</text:span></text:p>
      <text:p text:style-name="Standard"><text:span text:style-name="T2">public int doIt(String str, Integer... data)throws ArrayIndexOutOfBoundsException{</text:span></text:p>
      <text:p text:style-name="Standard"><text:span text:style-name="T2">String signature = "(String, Integer[])";</text:span></text:p>
      <text:p text:style-name="Standard"><text:span text:style-name="T2">System.out.println(str + " " + signature);</text:span></text:p>
      <text:p text:style-name="Standard"><text:span text:style-name="T2">return 1;</text:span></text:p>
      <text:p text:style-name="Standard"><text:span text:style-name="T2">}}</text:span></text:p>
      <text:p text:style-name="Standard"><text:span text:style-name="T2">public class Test extends SuperClass{</text:span></text:p>
      <text:p text:style-name="Standard"><text:span text:style-name="T2">public int doIt(String str, Integer... data) throws Exception</text:span></text:p>
      <text:p text:style-name="Standard"><text:span text:style-name="T2">{</text:span></text:p>
      <text:p text:style-name="Standard"><text:soft-page-break/><text:span text:style-name="T2">String signature = "(String, Integer[])";</text:span></text:p>
      <text:p text:style-name="Standard"><text:span text:style-name="T2">System.out.println("Overridden: " + str + " " + signature);</text:span></text:p>
      <text:p text:style-name="Standard"><text:span text:style-name="T2">return 0;</text:span></text:p>
      <text:p text:style-name="Standard"><text:span text:style-name="T2">}</text:span></text:p>
      <text:p text:style-name="Standard"><text:span text:style-name="T2">public static void main(String... args)</text:span></text:p>
      <text:p text:style-name="Standard"><text:span text:style-name="T2">{</text:span></text:p>
      <text:p text:style-name="Standard"><text:span text:style-name="T2">SuperClass sb = new Test();</text:span></text:p>
      <text:p text:style-name="Standard"><text:span text:style-name="T2">try{</text:span></text:p>
      <text:p text:style-name="Standard"><text:span text:style-name="T2">sb.doIt("hello", 3);</text:span></text:p>
      <text:p text:style-name="Standard"><text:span text:style-name="T2">}catch(Exception e){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2">What is the output of the above code?</text:span></text:p>
      <text:p text:style-name="Standard"><text:span text:style-name="T4">A) Overridden:hello(String,</text:span></text:p>
      <text:p text:style-name="Standard"><text:span text:style-name="T4">Integer[])</text:span></text:p>
      <text:p text:style-name="Standard"><text:span text:style-name="T4">B) hello (String, Integer[])</text:span></text:p>
      <text:p text:style-name="P3"><text:span text:style-name="T4">C) This code throws exception at run time</text:span></text:p>
      <text:p text:style-name="Standard"><text:span text:style-name="T4">D) compile time error</text:span></text:p>
      <text:p text:style-name="P1"/>
      <text:p text:style-name="P1"/>
      <text:p text:style-name="Standard"><text:span text:style-name="T2">16. Choose the incorrect statement about SingleThreadModel.</text:span></text:p>
      <text:p text:style-name="Standard"><text:span text:style-name="T2">A. It is used to ensure that servlet can handle only one request at a time.</text:span></text:p>
      <text:p text:style-name="Standard"><text:span text:style-name="T2">B. It is a marker interface</text:span></text:p>
      <text:p text:style-name="P3"><text:span text:style-name="T2">C. It solves all the thread-safety issues</text:span></text:p>
      <text:p text:style-name="Standard"><text:span text:style-name="T4">A) A</text:span></text:p>
      <text:p text:style-name="Standard"><text:span text:style-name="T4">B) B</text:span></text:p>
      <text:p text:style-name="Standard"><text:span text:style-name="T4">C) C</text:span></text:p>
      <text:p text:style-name="P1"/>
      <text:p text:style-name="P1"/>
      <text:p text:style-name="Standard"><text:span text:style-name="T2">17. What will be the output of the program?</text:span></text:p>
      <text:p text:style-name="Standard"><text:span text:style-name="T2">public class Animal</text:span></text:p>
      <text:p text:style-name="Standard"><text:soft-page-break/><text:span text:style-name="T2">{</text:span></text:p>
      <text:p text:style-name="Standard"><text:span text:style-name="T2">public static void main(String [] args)</text:span></text:p>
      <text:p text:style-name="Standard"><text:span text:style-name="T2">{</text:span></text:p>
      <text:p text:style-name="Standard"><text:span text:style-name="T2">Dog [][] theDogs = new Dog[3][]</text:span></text:p>
      <text:p text:style-name="Standard"><text:span text:style-name="T2">System.out.println(theDogs[2][0].toString())</text:span></text:p>
      <text:p text:style-name="Standard"><text:span text:style-name="T2">}}</text:span></text:p>
      <text:p text:style-name="Standard"><text:span text:style-name="T2">class Dog { }</text:span></text:p>
      <text:p text:style-name="Standard"><text:span text:style-name="T4">A) null</text:span></text:p>
      <text:p text:style-name="Standard"><text:span text:style-name="T4">B) theDogs</text:span></text:p>
      <text:p text:style-name="Standard"><text:span text:style-name="T4">C) Compilation fails</text:span></text:p>
      <text:p text:style-name="Standard"><text:span text:style-name="T4">D) </text:span><text:span text:style-name="T5">An exception is thrown at runtime</text:span></text:p>
      <text:p text:style-name="P1"/>
      <text:p text:style-name="P1"/>
      <text:p text:style-name="P1"/>
      <text:p text:style-name="Standard"><text:span text:style-name="T2">18. What will be the output of the below code</text:span></text:p>
      <text:p text:style-name="Standard"><text:span text:style-name="T2">class Employee{</text:span></text:p>
      <text:p text:style-name="Standard"><text:span text:style-name="T2">Employee(){</text:span></text:p>
      <text:p text:style-name="Standard"><text:span text:style-name="T2">System.out.println(1);</text:span></text:p>
      <text:p text:style-name="Standard"><text:span text:style-name="T2">}</text:span></text:p>
      <text:p text:style-name="Standard"><text:span text:style-name="T2">void test(){</text:span></text:p>
      <text:p text:style-name="Standard"><text:span text:style-name="T2">this();</text:span></text:p>
      <text:p text:style-name="Standard"><text:span text:style-name="T2">System.out.println(2); }</text:span></text:p>
      <text:p text:style-name="Standard"><text:span text:style-name="T2">}</text:span></text:p>
      <text:p text:style-name="Standard"><text:span text:style-name="T2">class Manager</text:span></text:p>
      <text:p text:style-name="Standard"><text:span text:style-name="T2">{</text:span></text:p>
      <text:p text:style-name="Standard"><text:span text:style-name="T2">public static void main(String args[]){</text:span></text:p>
      <text:p text:style-name="Standard"><text:span text:style-name="T2">Employee e1=new Employee();</text:span></text:p>
      <text:p text:style-name="Standard"><text:span text:style-name="T2">}}</text:span></text:p>
      <text:p text:style-name="Standard"><text:span text:style-name="T4">A) 1</text:span></text:p>
      <text:p text:style-name="Standard"><text:span text:style-name="T4">B) 2</text:span></text:p>
      <text:p text:style-name="Standard"><text:span text:style-name="T4">C) compile time error</text:span></text:p>
      <text:p text:style-name="Standard"><text:span text:style-name="T4">D) </text:span><text:span text:style-name="T5">run time error</text:span></text:p>
      <text:p text:style-name="P1"><text:soft-page-break/></text:p>
      <text:p text:style-name="P1"/>
      <text:p text:style-name="Standard"><text:span text:style-name="T2">19. What is the output of the above code ?</text:span></text:p>
      <text:p text:style-name="Standard"><text:span text:style-name="T2">import java.io.*;</text:span></text:p>
      <text:p text:style-name="Standard"><text:span text:style-name="T2">public class Test {</text:span></text:p>
      <text:p text:style-name="Standard"><text:span text:style-name="T2">public static void main(String[] args) {</text:span></text:p>
      <text:p text:style-name="Standard"><text:span text:style-name="T2">String s1 = "abc";</text:span></text:p>
      <text:p text:style-name="Standard"><text:span text:style-name="T2">String s2 = "def";</text:span></text:p>
      <text:p text:style-name="Standard"><text:span text:style-name="T2">String s3 = s1.concat(s2.toUpperCase());</text:span></text:p>
      <text:p text:style-name="Standard"><text:span text:style-name="T2">System.out.println(s1+s2+s3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4">A) abcDEF</text:span></text:p>
      <text:p text:style-name="Standard"><text:span text:style-name="T4">B) abcdefabcdef</text:span></text:p>
      <text:p text:style-name="Standard"><text:span text:style-name="T4">C) abcdefDEF</text:span></text:p>
      <text:p text:style-name="Standard"><text:span text:style-name="T4">D) </text:span><text:span text:style-name="T5">abcdefabcDEF</text:span></text:p>
      <text:p text:style-name="P1"/>
      <text:p text:style-name="P1"/>
      <text:p text:style-name="P1"/>
      <text:p text:style-name="Standard"><text:span text:style-name="T2">20. What is the ouput of the program?public class Test {</text:span></text:p>
      <text:p text:style-name="Standard"><text:span text:style-name="T2">public static void main(String[] args) {</text:span></text:p>
      <text:p text:style-name="Standard"><text:span text:style-name="T2">String a = "hello i love java";</text:span></text:p>
      <text:p text:style-name="Standard"><text:span text:style-name="T2">System.out.println(a.indexOf('i')+" "+a.lastIndexOf('o')+" "+a.lastIndexOf('i')+" "+ a.indexOf('o')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4">A) 6 9 6 7</text:span></text:p>
      <text:p text:style-name="P3"><text:span text:style-name="T4">B) 6 9 6 4</text:span></text:p>
      <text:p text:style-name="Standard"><text:span text:style-name="T4">C) 5 9 6 4</text:span></text:p>
      <text:p text:style-name="Standard"><text:span text:style-name="T4">D) 5 9 5 4</text:span></text:p>
      <text:p text:style-name="P1"/>
      <text:p text:style-name="P1"/>
      <text:p text:style-name="Standard"><text:span text:style-name="T2">21. What is the ouput of the below code:class Test</text:span></text:p>
      <text:p text:style-name="Standard"><text:soft-page-break/><text:span text:style-name="T2">{</text:span></text:p>
      <text:p text:style-name="Standard"><text:span text:style-name="T2">public static void main(String[] s)</text:span></text:p>
      <text:p text:style-name="Standard"><text:span text:style-name="T2">{</text:span></text:p>
      <text:p text:style-name="Standard"><text:span text:style-name="T2">String s1="Hello",s2="World";</text:span></text:p>
      <text:p text:style-name="Standard"><text:span text:style-name="T2">System.out.println(s1+s2);</text:span></text:p>
      <text:p text:style-name="Standard"><text:span text:style-name="T2">System.out.println(s1.concat(s2)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4">A) HelloWorld</text:span></text:p>
      <text:p text:style-name="Standard"><text:span text:style-name="T4">B) </text:span><text:span text:style-name="T5">HelloWorld</text:span></text:p>
      <text:p text:style-name="P3"><text:span text:style-name="T4">HelloWorld</text:span></text:p>
      <text:p text:style-name="Standard"><text:span text:style-name="T4">C) Compilation fails</text:span></text:p>
      <text:p text:style-name="Standard"><text:span text:style-name="T4">D) Runtime error</text:span></text:p>
      <text:p text:style-name="P1"/>
      <text:p text:style-name="P1"/>
      <text:p text:style-name="P1"/>
      <text:p text:style-name="P1"/>
      <text:p text:style-name="Standard"><text:span text:style-name="T2">22. What is the output of the below code,</text:span></text:p>
      <text:p text:style-name="Standard"><text:span text:style-name="T2">public class Test {</text:span></text:p>
      <text:p text:style-name="Standard"><text:span text:style-name="T2">public static void main(String[] args) {</text:span></text:p>
      <text:p text:style-name="Standard"><text:span text:style-name="T2">System.out.println("String "+new Integer("4")+5);</text:span></text:p>
      <text:p text:style-name="Standard"><text:span text:style-name="T2">} }</text:span></text:p>
      <text:p text:style-name="Standard"><text:span text:style-name="T4">A) String 9</text:span></text:p>
      <text:p text:style-name="Standard"><text:span text:style-name="T4">B) </text:span><text:span text:style-name="T5">String 45</text:span></text:p>
      <text:p text:style-name="Standard"><text:span text:style-name="T4">C) compilation error</text:span></text:p>
      <text:p text:style-name="Standard"><text:span text:style-name="T4">D) run time error</text:span></text:p>
      <text:p text:style-name="P1"/>
      <text:p text:style-name="P1"/>
      <text:p text:style-name="Standard"><text:span text:style-name="T2">23. What will be the output of the below code:</text:span></text:p>
      <text:p text:style-name="Standard"><text:span text:style-name="T2">if( "Welcome".trim() == "Welcome".trim() )</text:span></text:p>
      <text:p text:style-name="Standard"><text:span text:style-name="T2">System.out.println("Equal");</text:span></text:p>
      <text:p text:style-name="Standard"><text:span text:style-name="T2">else</text:span></text:p>
      <text:p text:style-name="Standard"><text:soft-page-break/><text:span text:style-name="T2">System.out.println("Not Equal");</text:span></text:p>
      <text:p text:style-name="Standard"><text:span text:style-name="T4">A) compile and display “Equal”</text:span></text:p>
      <text:p text:style-name="Standard"><text:span text:style-name="T4">B) compile and display “Not Equal”</text:span></text:p>
      <text:p text:style-name="Standard"><text:span text:style-name="T4">C) </text:span><text:span text:style-name="T5">cause a compiler error</text:span></text:p>
      <text:p text:style-name="Standard"><text:span text:style-name="T4">D) compile and display NULL</text:span></text:p>
      <text:p text:style-name="P1"/>
      <text:p text:style-name="P1"/>
      <text:p text:style-name="Standard"><text:span text:style-name="T2">24.Which are the legal Stirng operationsA) </text:span><text:span text:style-name="T3">s3= s1+s2;</text:span></text:p>
      <text:p text:style-name="Standard"><text:span text:style-name="T2">B) s3= s1-s2;</text:span></text:p>
      <text:p text:style-name="Standard"><text:span text:style-name="T2">C) s3= s1&amp;s2;</text:span></text:p>
      <text:p text:style-name="Standard"><text:span text:style-name="T2">D) s3= s1&amp;&amp;s2;</text:span></text:p>
      <text:p text:style-name="Standard"><text:span text:style-name="T4">A) A</text:span></text:p>
      <text:p text:style-name="Standard"><text:span text:style-name="T4">B) B</text:span></text:p>
      <text:p text:style-name="Standard"><text:span text:style-name="T4">C) C</text:span></text:p>
      <text:p text:style-name="Standard"><text:span text:style-name="T4">D) D</text:span></text:p>
      <text:p text:style-name="P1"/>
      <text:p text:style-name="Standard"><text:span text:style-name="T2">25. What is the output of the below code</text:span></text:p>
      <text:p text:style-name="Standard"><text:span text:style-name="T2">class Test{</text:span></text:p>
      <text:p text:style-name="Standard"><text:span text:style-name="T2">public static void main(String[] args) {</text:span></text:p>
      <text:p text:style-name="Standard"><text:span text:style-name="T2">System.out.println(5.45+"3,2"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4">A) 5</text:span></text:p>
      <text:p text:style-name="Standard"><text:span text:style-name="T4">B) 5.4</text:span></text:p>
      <text:p text:style-name="P3"><text:span text:style-name="T4">C) 5.453,2</text:span></text:p>
      <text:p text:style-name="Standard"><text:span text:style-name="T4">D) Compilation Fail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2T21:19:57.650158546</dc:date>
    <meta:editing-duration>PT1M1S</meta:editing-duration>
    <meta:editing-cycles>1</meta:editing-cycles>
    <meta:document-statistic meta:table-count="0" meta:image-count="0" meta:object-count="0" meta:page-count="13" meta:paragraph-count="359" meta:word-count="1222" meta:character-count="6994" meta:non-whitespace-character-count="6131"/>
    <meta:generator>LibreOffice/6.0.7.3$Linux_X86_64 LibreOffice_project/00m0$Build-3</meta:generator>
  </office:meta>
</office:document-meta>
</file>